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officeooo:rsid="000380d5" officeooo:paragraph-rsid="000380d5"/>
    </style:style>
    <style:style style:name="P2" style:family="paragraph" style:parent-style-name="Standard" style:list-style-name="L1">
      <style:text-properties style:text-underline-style="none" officeooo:rsid="000380d5" officeooo:paragraph-rsid="0005482b"/>
    </style:style>
    <style:style style:name="T1" style:family="text">
      <style:text-properties officeooo:rsid="0005482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elo descriptivo de los datos (son 7)</text:p>
      <text:list xml:id="list1779598764" text:style-name="L1">
        <text:list-item>
          <text:p text:style-name="P2"><text:span text:style-name="T1">M</text:span>edia</text:p>
        </text:list-item>
        <text:list-item>
          <text:p text:style-name="P2"><text:span text:style-name="T1">M</text:span>ediana</text:p>
        </text:list-item>
        <text:list-item>
          <text:p text:style-name="P2"><text:span text:style-name="T1">M</text:span>oda</text:p>
        </text:list-item>
        <text:list-item>
          <text:p text:style-name="P2"><text:span text:style-name="T1">C</text:span>aja de bigotes</text:p>
        </text:list-item>
        <text:list-item>
          <text:p text:style-name="P2"><text:span text:style-name="T1">D</text:span>esviación estándar</text:p>
        </text:list-item>
        <text:list-item>
          <text:p text:style-name="P2"><text:span text:style-name="T1">H</text:span>istograma</text:p>
        </text:list-item>
        <text:list-item>
          <text:p text:style-name="P2"><text:span text:style-name="T1">T</text:span>abla de frecuenci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4T18:46:14.000880871</meta:creation-date>
    <dc:date>2020-02-15T08:58:12.247817448</dc:date>
    <meta:editing-duration>PT13H11M3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26" meta:character-count="125" meta:non-whitespace-character-count="114"/>
  </office:meta>
</office:document-meta>
</file>